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fo:font-weight="bold" officeooo:rsid="001d0b19" officeooo:paragraph-rsid="001d0b1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d0b19" officeooo:paragraph-rsid="001d0b1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2378a0" officeooo:paragraph-rsid="0022584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24702b" officeooo:paragraph-rsid="002258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0afbd" officeooo:paragraph-rsid="0020afb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20afbd" officeooo:paragraph-rsid="0020afb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225842" officeooo:paragraph-rsid="0022584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2701be" officeooo:paragraph-rsid="002701b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d0b19" officeooo:paragraph-rsid="001d0b1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20afbd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1d0b19"/>
    </style:style>
    <style:style style:name="P12" style:family="paragraph">
      <style:paragraph-properties fo:text-align="center"/>
    </style:style>
    <style:style style:name="P13" style:family="paragraph">
      <loext:graphic-properties draw:fill-color="#eeeee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normal" officeooo:rsid="0020afbd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ad802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78a0" style:font-weight-asian="normal" style:font-weight-complex="normal"/>
    </style:style>
    <style:style style:name="T5" style:family="text">
      <style:text-properties fo:font-weight="normal" officeooo:rsid="0024702b" style:font-weight-asian="normal" style:font-weight-complex="normal"/>
    </style:style>
    <style:style style:name="T6" style:family="text">
      <style:text-properties fo:font-weight="normal" officeooo:rsid="002827ac" style:font-weight-asian="normal" style:font-weight-complex="normal"/>
    </style:style>
    <style:style style:name="T7" style:family="text">
      <style:text-properties fo:font-weight="normal" officeooo:rsid="0029e6b8" style:font-weight-asian="normal" style:font-weight-complex="normal"/>
    </style:style>
    <style:style style:name="T8" style:family="text">
      <style:text-properties officeooo:rsid="002378a0"/>
    </style:style>
    <style:style style:name="T9" style:family="text">
      <style:text-properties officeooo:rsid="0024702b"/>
    </style:style>
    <style:style style:name="T10" style:family="text">
      <style:text-properties officeooo:rsid="00248400"/>
    </style:style>
    <style:style style:name="T11" style:family="text">
      <style:text-properties officeooo:rsid="0025794d"/>
    </style:style>
    <style:style style:name="T12" style:family="text">
      <style:text-properties officeooo:rsid="0029e6b8"/>
    </style:style>
    <style:style style:name="T13" style:family="text">
      <style:text-properties officeooo:rsid="002a3076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-color="#eeeeee" draw:textarea-horizontal-align="justify" draw:textarea-vertical-align="middle" draw:auto-grow-height="false" fo:min-height="0.2811in" fo:min-width="6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0.2811in" fo:min-width="6.822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el Miah <text:s/></text:p>
      <text:p text:style-name="P1"><text:s text:c="55"/></text:p>
      <text:p text:style-name="P2">Address : West Hall,Sylhet Engineering College</text:p>
      <text:p text:style-name="P2">Mobile <text:s text:c="2"/>: <text:span text:style-name="T13">+88</text:span>01630603018</text:p>
      <text:p text:style-name="P2">Email <text:s text:c="4"/>: <text:span text:style-name="T12">rasel_cse07@yahoo.com</text:span></text:p>
      <text:p text:style-name="P2"/>
      <text:p text:style-name="P2"/>
      <text:p text:style-name="P2"><draw:custom-shape text:anchor-type="paragraph" draw:z-index="0" draw:name="Shape1" draw:style-name="gr1" draw:text-style-name="P13" svg:width="6.8232in" svg:height="0.2815in" svg:x="-0.0028in" svg:y="0.1173in"><text:p text:style-name="P12"><text:span text:style-name="T14">Objective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10"><text:span text:style-name="T1">To </text:span><text:span text:style-name="T2">achieve</text:span><text:span text:style-name="T1"> a dynamic and challenging web framework by fully utilizing my </text:span>skills and knowledge <text:span text:style-name="T1">in a well organizer environment.</text:span></text:p>
      <text:p text:style-name="P2"/>
      <text:p text:style-name="P2"><draw:custom-shape text:anchor-type="paragraph" draw:z-index="1" draw:name="Shape1" draw:style-name="gr1" draw:text-style-name="P13" svg:width="6.8232in" svg:height="0.2815in" svg:x="-0.0028in" svg:y="0.1173in"><text:p text:style-name="P12"><text:span text:style-name="T14">Educational Qualification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9"/>
      <text:p text:style-name="P6">B.Sc in Engineering </text:p>
      <text:p text:style-name="P6"/>
      <text:p text:style-name="P5">University <text:tab/><text:tab/>: Shahjalal Univerisity of Science &amp; Technology,Sylhet</text:p>
      <text:p text:style-name="P5">Institut<text:span text:style-name="T10">e</text:span> <text:tab/><text:tab/>: Sylhet Engineering College,Sylhet</text:p>
      <text:p text:style-name="P5">Department <text:tab/><text:tab/>: Computer Science &amp; Engineering</text:p>
      <text:p text:style-name="P5">Passing Year <text:tab/><text:tab/>: Styding ( 3rd year 2<text:span text:style-name="T11">nd</text:span> Semester )</text:p>
      <text:p text:style-name="P5"/>
      <text:p text:style-name="P6">Higher Secondary Certificate (HSC)</text:p>
      <text:p text:style-name="P6"/>
      <text:p text:style-name="P5">Institut<text:span text:style-name="T10">e</text:span> <text:tab/><text:tab/>: BAF Shaheen College Kurmitola,Dhaka</text:p>
      <text:p text:style-name="P5">Board <text:tab/><text:tab/><text:tab/>: Dhaka</text:p>
      <text:p text:style-name="P5">Passing Year <text:tab/><text:tab/>: 2013</text:p>
      <text:p text:style-name="P5">Group <text:tab/><text:tab/><text:tab/>: Science</text:p>
      <text:p text:style-name="P5">Result <text:tab/><text:tab/><text:tab/>: GPA 4.90</text:p>
      <text:p text:style-name="P5"/>
      <text:p text:style-name="P6">Secondary School Certificate (SSC)</text:p>
      <text:p text:style-name="P5"/>
      <text:p text:style-name="P5">Institut<text:span text:style-name="T10">e</text:span> <text:tab/><text:tab/>: BAF Shaheen College Paharkanchanpur,Tangail</text:p>
      <text:p text:style-name="P5">Board <text:tab/><text:tab/><text:tab/>: Dhaka</text:p>
      <text:p text:style-name="P5">Passing Year <text:tab/><text:tab/>: 2011</text:p>
      <text:p text:style-name="P5">Group <text:tab/><text:tab/><text:tab/>: Science</text:p>
      <text:p text:style-name="P5">Result <text:tab/><text:tab/><text:tab/>: GPA 5.00</text:p>
      <text:p text:style-name="P5"/>
      <text:p text:style-name="P5"/>
      <text:p text:style-name="P5"><draw:custom-shape text:anchor-type="paragraph" draw:z-index="2" draw:name="Shape1" draw:style-name="gr1" draw:text-style-name="P13" svg:width="6.8232in" svg:height="0.2815in" svg:x="-0.0028in" svg:y="0.1173in"><text:p text:style-name="P12"><text:span text:style-name="T14">Strengths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list xml:id="list913274962311051990" text:style-name="L1">
        <text:list-item>
          <text:p text:style-name="P11">Innovative and creative.</text:p>
        </text:list-item>
        <text:list-item>
          <text:p text:style-name="P11">Keen Intellect.</text:p>
        </text:list-item>
        <text:list-item>
          <text:p text:style-name="P11">Can work under pressure to meet deadlines.</text:p>
        </text:list-item>
        <text:list-item>
          <text:p text:style-name="P11">Flexible team player.</text:p>
        </text:list-item>
      </text:list>
      <text:p text:style-name="P2"><draw:custom-shape text:anchor-type="paragraph" draw:z-index="3" draw:name="Shape1" draw:style-name="gr2" draw:text-style-name="P14" svg:width="6.8232in" svg:height="0.2815in" svg:x="-0.0028in" svg:y="0.1173in"><text:p text:style-name="P12"><text:span text:style-name="T14">Key Skills</text:span></text:p><draw:enhanced-geometry svg:viewBox="0 0 21600 21600" draw:type="rectangle" draw:enhanced-path="M 0 0 L 21600 0 21600 21600 0 21600 0 0 Z N"/></draw:custom-shape><text:soft-page-break/></text:p>
      <text:p text:style-name="P2"/>
      <text:p text:style-name="P7">Operating System<text:tab/><text:tab/>: <text:span text:style-name="T3">Linux ,Windows</text:span></text:p>
      <text:p text:style-name="P7">Programming Languages<text:tab/><text:span text:style-name="T3">: </text:span><text:span text:style-name="T6">C,Java,</text:span><text:span text:style-name="T4">Python</text:span></text:p>
      <text:p text:style-name="P7"><text:span text:style-name="T8">Databases</text:span><text:span text:style-name="T4"><text:tab/><text:tab/><text:tab/>: Oracle 11g,MySQL</text:span></text:p>
      <text:p text:style-name="P7"><text:span text:style-name="T8">Web Technologies<text:tab/><text:tab/>: </text:span><text:span text:style-name="T4">HTML,CSS</text:span></text:p>
      <text:p text:style-name="P7"><text:span text:style-name="T8">Frameworks</text:span><text:span text:style-name="T4"><text:tab/><text:tab/><text:tab/>: Django</text:span></text:p>
      <text:p text:style-name="P3"/>
      <text:p text:style-name="P3"/>
      <text:p text:style-name="P3"><draw:custom-shape text:anchor-type="paragraph" draw:z-index="4" draw:name="Shape1" draw:style-name="gr1" draw:text-style-name="P14" svg:width="6.8232in" svg:height="0.2815in" svg:x="-0.0028in" svg:y="0.1173in"><text:p text:style-name="P12"><text:span text:style-name="T14">Personal Information</text:span>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7"><text:span text:style-name="T8">Date of Birth<text:tab/><text:tab/><text:tab/>:</text:span><text:span text:style-name="T4"> 29-07-1995</text:span></text:p>
      <text:p text:style-name="P7"><text:span text:style-name="T8">Permanent Address<text:tab/><text:tab/>:</text:span><text:span text:style-name="T4"> </text:span><text:span text:style-name="T5">House No-569,Bazar Para,Nalua,Sakhipur,Tangail-1950</text:span></text:p>
      <text:p text:style-name="P8"><text:span text:style-name="T9">Gender<text:tab/><text:tab/><text:tab/>: </text:span><text:span text:style-name="T3">Male</text:span></text:p>
      <text:p text:style-name="P8">Marital Status<text:span text:style-name="T3"><text:tab/><text:tab/>: Unmarried</text:span></text:p>
      <text:p text:style-name="P8">Religion<text:tab/><text:tab/><text:tab/>:<text:span text:style-name="T3"> Islam</text:span></text:p>
      <text:p text:style-name="P8">Blood Group<text:span text:style-name="T3"><text:tab/><text:tab/><text:tab/>: AB+</text:span></text:p>
      <text:p text:style-name="P8">Nationality<text:tab/><text:tab/><text:tab/>: <text:span text:style-name="T3">Bangladeshi (By Birth)</text:span></text:p>
      <text:p text:style-name="P7"><text:span text:style-name="T9">Languages known<text:tab/><text:tab/>: </text:span><text:span text:style-name="T5">Bengali,English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10:28.398077957</meta:creation-date>
    <meta:editing-duration>PT22M48S</meta:editing-duration>
    <meta:editing-cycles>9</meta:editing-cycles>
    <meta:generator>LibreOffice/5.1.4.2$Linux_X86_64 LibreOffice_project/10m0$Build-2</meta:generator>
    <dc:date>2017-02-06T05:37:42.133537883</dc:date>
    <meta:document-statistic meta:table-count="0" meta:image-count="0" meta:object-count="0" meta:page-count="2" meta:paragraph-count="40" meta:word-count="187" meta:character-count="1357" meta:non-whitespace-character-count="1096"/>
  </office:meta>
</office:document-meta>
</file>